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accelerator/"/>
  <manifest:file-entry manifest:media-type="text/xml" manifest:full-path="Object 1/content.xml"/>
  <manifest:file-entry manifest:media-type="" manifest:full-path="Object 1/progressbar/"/>
  <manifest:file-entry manifest:media-type="" manifest:full-path="Object 1/floater/"/>
  <manifest:file-entry manifest:media-type="" manifest:full-path="Object 1/popupmenu/"/>
  <manifest:file-entry manifest:media-type="" manifest:full-path="Object 1/toolpanel/"/>
  <manifest:file-entry manifest:media-type="" manifest:full-path="Object 1/menubar/"/>
  <manifest:file-entry manifest:media-type="" manifest:full-path="Object 1/toolbar/"/>
  <manifest:file-entry manifest:media-type="" manifest:full-path="Object 1/images/Bitmaps/"/>
  <manifest:file-entry manifest:media-type="" manifest:full-path="Object 1/images/"/>
  <manifest:file-entry manifest:media-type="" manifest:full-path="Object 1/statusbar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paragraph-properties fo:text-align="center" style:justify-single-word="false"/>
      <style:text-properties style:font-name="Ubuntu"/>
    </style:style>
    <style:style style:name="P3" style:family="paragraph" style:parent-style-name="Standard">
      <style:paragraph-properties fo:text-align="start" style:justify-single-word="false"/>
      <style:text-properties style:font-name="Ubuntu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Euler Problem 66</text:p>
      <text:p text:style-name="P1">This problem is one of the cool ones where I come at it knowing absolutely nothing and thinking that it seems trivial. By the end I have worked my way through a few articles and come out with super cool fast code that I would never have got without researching all this stuff first.</text:p>
      <text:p text:style-name="P1"/>
      <text:p text:style-name="P1">So firstly, Diophantine equations (thanks, OED) are equations where the solutions are restricted to integers or integer pairs. In this case: integer (x,y) for a given D.</text:p>
      <text:p text:style-name="P1"/>
      <text:p text:style-name="P1">If we were not told that this was Diophantine, the continuous curve looks like this:</text:p>
      <text:p text:style-name="P1"/>
      <text:p text:style-name="P1">Integer solutions will make the smooth curve spotty. The problem wants the smallest x solution that is greater than the trivial (x,y)=(1,0). That is: the first point on the discrete 'curve' when travelling away from the origin.</text:p>
      <text:p text:style-name="P1"/>
      <text:p text:style-name="P1">Actually this equation is called Pell's Equation (wikipedia, mathworld) and can be solved either by a method using wonderful continuous fractions (a theme for PE problems around the 60's) or the Chakravala Method (wikipedia, mathworld).</text:p>
      <text:p text:style-name="P1"/>
      <text:p text:style-name="P1">Since I'd never heard of Brahmagupta, I opted for the unfamiliar.</text:p>
      <text:p text:style-name="P1">Firstly, you need to believe the claim [Brahmagupta's identity] that:</text:p>
      <text:p text:style-name="P2"><draw:frame draw:style-name="fr1" draw:name="Object1" text:anchor-type="as-char" svg:width="10.312cm" svg:height="0.60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which is easily verified by multiplying everything out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m </meta:initial-creator>
    <meta:creation-date>2011-09-19T19:23:35</meta:creation-date>
    <meta:document-statistic meta:table-count="0" meta:image-count="0" meta:object-count="1" meta:page-count="1" meta:paragraph-count="10" meta:word-count="201" meta:character-count="1212"/>
    <dc:date>2011-09-19T20:18:23</dc:date>
    <dc:creator>Sam </dc:creator>
    <meta:editing-duration>PT22M56S</meta:editing-duration>
    <meta:editing-cycles>1</meta:editing-cycles>
    <meta:generator>LibreOffice/3.3$Unix LibreOffice_project/330m19$Build-301</meta:generator>
  </office:meta>
</office:document-meta>
</file>

<file path=Object 1/content.xml><?xml version="1.0" encoding="utf-8"?>
<math xmlns="http://www.w3.org/1998/Math/MathML">
  <semantics>
    <mrow>
      <mrow>
        <mo stretchy="false">(</mo>
        <mrow>
          <msubsup>
            <mi>x</mi>
            <mn>1</mn>
            <mn>2</mn>
          </msubsup>
          <mo stretchy="false">−</mo>
          <msubsup>
            <mi mathvariant="italic">Dy</mi>
            <mn>1</mn>
            <mn>2</mn>
          </msubsup>
        </mrow>
        <mo stretchy="false">)</mo>
      </mrow>
      <mrow>
        <mrow>
          <mo stretchy="false">(</mo>
          <mrow>
            <msubsup>
              <mi>x</mi>
              <mn>2</mn>
              <mn>2</mn>
            </msubsup>
            <mo stretchy="false">−</mo>
            <msubsup>
              <mi mathvariant="italic">Dy</mi>
              <mn>2</mn>
              <mn>2</mn>
            </msubsup>
          </mrow>
          <mo stretchy="false">)</mo>
        </mrow>
        <mo stretchy="false">=</mo>
        <mrow>
          <msup>
            <mrow>
              <mo stretchy="false">(</mo>
              <mrow>
                <msub>
                  <mi>x</mi>
                  <mn>1</mn>
                </msub>
                <mrow>
                  <msub>
                    <mi>x</mi>
                    <mn>2</mn>
                  </msub>
                  <mo stretchy="false">+</mo>
                  <msub>
                    <mi mathvariant="italic">Dy</mi>
                    <mn>1</mn>
                  </msub>
                </mrow>
                <msub>
                  <mi>y</mi>
                  <mn>2</mn>
                </msub>
              </mrow>
              <mo stretchy="false">)</mo>
            </mrow>
            <mn>2</mn>
          </msup>
          <mo stretchy="false">−</mo>
          <mi>D</mi>
        </mrow>
      </mrow>
      <msup>
        <mrow>
          <mo stretchy="false">(</mo>
          <mrow>
            <msub>
              <mi>x</mi>
              <mn>1</mn>
            </msub>
            <mrow>
              <msub>
                <mi>y</mi>
                <mn>2</mn>
              </msub>
              <mo stretchy="false">+</mo>
              <msub>
                <mi>x</mi>
                <mn>2</mn>
              </msub>
            </mrow>
            <msub>
              <mi>y</mi>
              <mn>1</mn>
            </msub>
          </mrow>
          <mo stretchy="false">)</mo>
        </mrow>
        <mn>2</mn>
      </msup>
    </mrow>
    <annotation encoding="StarMath 5.0">(x_1^2-Dy_1^2)(x_2^2-Dy_2^2)=(x_1 x_2+Dy_1 y_2)^2 - D(x_1 y_2 +x_2 y_1)^2</annotation>
  </semantics>
</math>
</file>